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Хочу сменить основную профессию в сфере юриспруденции на профессию тестировщика-автоматизатора на Python (QAP) и работать в IT сфере. </text:p>
      <text:p text:style-name="Standard">Мои Hard skills:</text:p>
      <text:p text:style-name="Standard">- общая теория, принципы тестирования ПО и веб-приложений;</text:p>
      <text:p text:style-name="Standard"><text:s/>- подготовка тестовой документации по результатам тестирования (test-case, check-list, bug-report и т.д.);</text:p>
      <text:p text:style-name="Standard"><text:s/>- тестирование API веб-приложений методами GET, POST, PUT, DELETE через приложение Postman, работа с ключами и снипетами (без программирования Java Script);</text:p>
      <text:p text:style-name="Standard"><text:s/>- Язык SQL запросов базового уровня (работа в СУБД PostgreSQL через клиенты TablePlus, Dbeaver, SQL Shell (psql) (использую <text:s/>основные операторы и функции сортировки и агрегации данных, запрашиваю данные из нескольких таблиц (JOIN));</text:p>
      <text:p text:style-name="Standard">Soft skills:</text:p>
      <text:p text:style-name="Standard">честность, трудолюбие, ответственность, дисциплинированность, саморазвитие и любознательность, знание английского языка (читаю литературу с/без словаря, понимаю и перевожу прямую речь , навык разговорного английского не высокий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1T20:55:20.110000000</meta:creation-date>
    <dc:date>2023-03-01T20:55:51.025000000</dc:date>
    <meta:editing-duration>PT31S</meta:editing-duration>
    <meta:editing-cycles>1</meta:editing-cycles>
    <meta:document-statistic meta:table-count="0" meta:image-count="0" meta:object-count="0" meta:page-count="1" meta:paragraph-count="8" meta:word-count="121" meta:character-count="946" meta:non-whitespace-character-count="828"/>
    <meta:generator>LibreOffice/7.0.5.2$Windows_X86_64 LibreOffice_project/64390860c6cd0aca4beafafcfd84613dd9dfb63a</meta:generator>
  </office:meta>
</office:document-meta>
</file>